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draw:textarea-horizontal-align="center" draw:textarea-vertical-align="middle" fo:min-height="5.65cm"/>
      <style:paragraph-properties style:writing-mode="lr-tb"/>
    </style:style>
    <style:style style:name="gr2" style:family="graphic" style:parent-style-name="standard">
      <style:graphic-properties draw:stroke="solid" svg:stroke-color="#000000" draw:fill="none" draw:fill-color="#ffffff" draw:textarea-horizontal-align="center" draw:textarea-vertical-align="middle" fo:min-height="2.367cm"/>
      <style:paragraph-properties style:writing-mode="lr-tb"/>
    </style:style>
    <style:style style:name="gr3" style:family="graphic" style:parent-style-name="objectwithoutfill">
      <style:graphic-properties svg:stroke-width="0cm" draw:marker-start-width="0.2cm" draw:marker-end="CF_20_Many" draw:marker-end-width="0.7cm" draw:fill="none" draw:textarea-vertical-align="middle" fo:padding-top="0.125cm" fo:padding-bottom="0.125cm" fo:padding-left="0.25cm" fo:padding-right="0.25cm"/>
    </style:style>
    <style:style style:name="gr4"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5" style:family="graphic" style:parent-style-name="standard">
      <style:graphic-properties svg:stroke-width="0.1cm" draw:marker-start-width="0.35cm" draw:marker-end="Arrowheads_20_2" draw:marker-end-width="0.6cm" fo:padding-top="0.15cm" fo:padding-bottom="0.15cm" fo:padding-left="0.15cm" fo:padding-right="0.15cm"/>
    </style:style>
    <style:style style:name="gr6" style:family="graphic" style:parent-style-name="standard">
      <style:graphic-properties draw:stroke="solid" svg:stroke-color="#000000" draw:fill="none" draw:fill-color="#ffffff" draw:textarea-vertical-align="middle" fo:min-height="2.25cm"/>
      <style:paragraph-properties style:writing-mode="lr-tb"/>
    </style:style>
    <style:style style:name="gr7" style:family="graphic" style:parent-style-name="standard">
      <style:graphic-properties draw:stroke="solid" svg:stroke-width="0cm" svg:stroke-color="#000000" draw:marker-start-width="0.2cm" draw:marker-end-width="0.2cm" draw:fill="none" draw:fill-color="#ffffff" draw:textarea-horizontal-align="center" draw:textarea-vertical-align="middle" fo:min-height="2.367cm" fo:padding-top="0.125cm" fo:padding-bottom="0.125cm" fo:padding-left="0.25cm" fo:padding-right="0.25cm"/>
      <style:paragraph-properties style:writing-mode="lr-tb"/>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0.75cm"/>
      <style:paragraph-properties style:writing-mode="lr-tb"/>
    </style:style>
    <style:style style:name="gr10" style:family="graphic" style:parent-style-name="standard">
      <style:graphic-properties draw:stroke="none" svg:stroke-color="#000000" draw:fill="none" draw:fill-color="#ffffff" fo:min-height="2.9cm"/>
      <style:paragraph-properties style:writing-mode="lr-tb"/>
    </style:style>
    <style:style style:name="gr11" style:family="graphic" style:parent-style-name="objectwithoutfill">
      <style:graphic-properties draw:marker-end="" draw:marker-end-width="0.3cm" draw:fill="none" draw:textarea-vertical-align="middle"/>
    </style:style>
    <style:style style:name="gr12" style:family="graphic" style:parent-style-name="objectwithoutfill">
      <style:graphic-properties draw:marker-end="CF_20_Many" draw:marker-end-width="0.7cm" draw:fill="none" draw:textarea-vertical-align="middle"/>
    </style:style>
    <style:style style:name="gr13" style:family="graphic" style:parent-style-name="standard">
      <style:graphic-properties draw:stroke="solid" svg:stroke-color="#000000" draw:fill="none" draw:fill-color="#ffffff" fo:min-height="0.788cm"/>
      <style:paragraph-properties style:writing-mode="lr-tb"/>
    </style:style>
    <style:style style:name="gr14" style:family="graphic" style:parent-style-name="standard">
      <style:graphic-properties draw:stroke="none" svg:stroke-color="#000000" draw:fill="none" draw:fill-color="#ffffff" fo:min-height="0.95cm"/>
      <style:paragraph-properties style:writing-mode="lr-tb"/>
    </style:style>
    <style:style style:name="gr15" style:family="graphic" style:parent-style-name="standard">
      <style:graphic-properties draw:stroke="solid" svg:stroke-color="#000000" draw:fill="none" draw:fill-color="#ffffff" fo:min-height="0.845cm"/>
      <style:paragraph-properties style:writing-mode="lr-tb"/>
    </style:style>
    <style:style style:name="gr16" style:family="graphic" style:parent-style-name="standard">
      <style:graphic-properties draw:stroke="solid" svg:stroke-color="#000000" draw:fill="none" draw:fill-color="#ffffff" fo:min-height="1.75cm"/>
      <style:paragraph-properties style:writing-mode="lr-tb"/>
    </style:style>
    <style:style style:name="gr17" style:family="graphic" style:parent-style-name="standard">
      <style:graphic-properties draw:stroke="none" svg:stroke-color="#000000" draw:fill="none" draw:fill-color="#ffffff" fo:min-height="2.134cm"/>
      <style:paragraph-properties style:writing-mode="lr-tb"/>
    </style:style>
    <style:style style:name="gr18" style:family="graphic" style:parent-style-name="standard">
      <style:graphic-properties draw:textarea-horizontal-align="justify" draw:textarea-vertical-align="middle" draw:auto-grow-height="false" fo:min-height="12.408cm" fo:min-width="5.566cm"/>
    </style:style>
    <style:style style:name="gr19" style:family="graphic" style:parent-style-name="standard">
      <style:graphic-properties svg:stroke-width="0.2cm" draw:marker-start-width="0.5cm" draw:marker-end-width="0.5cm" draw:textarea-horizontal-align="justify" draw:textarea-vertical-align="middle" draw:auto-grow-height="false" fo:min-height="5.57cm" fo:min-width="12.1cm" fo:padding-top="0.225cm" fo:padding-bottom="0.225cm" fo:padding-left="0.35cm" fo:padding-right="0.35cm" fo:wrap-option="no-wrap"/>
      <style:paragraph-properties style:writing-mode="lr-tb"/>
    </style:style>
    <style:style style:name="gr20" style:family="graphic" style:parent-style-name="standard">
      <style:graphic-properties draw:textarea-horizontal-align="justify" draw:textarea-vertical-align="middle" draw:auto-grow-height="false" fo:min-height="2.65cm" fo:min-width="4.804cm"/>
    </style:style>
    <style:style style:name="gr21" style:family="graphic" style:parent-style-name="standard">
      <style:graphic-properties svg:stroke-width="0.2cm" draw:marker-start-width="0.5cm" draw:marker-end-width="0.5cm" draw:textarea-horizontal-align="justify" draw:textarea-vertical-align="middle" draw:auto-grow-height="false" fo:min-height="5.848cm" fo:min-width="11.894cm" fo:padding-top="0.225cm" fo:padding-bottom="0.225cm" fo:padding-left="0.35cm" fo:padding-right="0.35cm" fo:wrap-option="no-wrap"/>
      <style:paragraph-properties style:writing-mode="lr-tb"/>
    </style:style>
    <style:style style:name="gr22" style:family="graphic" style:parent-style-name="standard">
      <style:graphic-properties draw:stroke="none" svg:stroke-color="#000000" draw:fill="none" draw:fill-color="#ffffff" fo:min-height="3.785cm"/>
      <style:paragraph-properties style:writing-mode="lr-tb"/>
    </style:style>
    <style:style style:name="gr23" style:family="graphic" style:parent-style-name="standard">
      <style:graphic-properties draw:stroke="none" svg:stroke-color="#000000" draw:fill="none" draw:fill-color="#ffffff" fo:min-height="0.85cm"/>
      <style:paragraph-properties style:writing-mode="lr-tb"/>
    </style:style>
    <style:style style:name="gr24" style:family="graphic" style:parent-style-name="standard">
      <style:graphic-properties svg:stroke-width="0.1cm" draw:marker-start-width="0.35cm" draw:marker-end="Arrowheads_20_1" draw:marker-end-width="0.6cm" fo:padding-top="0.15cm" fo:padding-bottom="0.15cm" fo:padding-left="0.15cm" fo:padding-right="0.15cm"/>
    </style:style>
    <style:style style:name="gr25" style:family="graphic" style:parent-style-name="standard">
      <style:graphic-properties svg:stroke-width="0.1cm" draw:marker-start-width="0.35cm" draw:marker-end="Triangle" draw:marker-end-width="0.6cm" fo:padding-top="0.15cm" fo:padding-bottom="0.15cm" fo:padding-left="0.15cm" fo:padding-right="0.15cm"/>
    </style:style>
    <style:style style:name="gr26" style:family="graphic" style:parent-style-name="standard">
      <style:graphic-properties svg:stroke-width="0.1cm" draw:marker-start="Arrow" draw:marker-start-width="0.6cm" draw:marker-end="Arrow" draw:marker-end-width="0.6cm" fo:padding-top="0.15cm" fo:padding-bottom="0.15cm" fo:padding-left="0.15cm" fo:padding-right="0.15cm"/>
    </style:style>
    <style:style style:name="gr27" style:family="graphic" style:parent-style-name="standard">
      <style:graphic-properties draw:textarea-horizontal-align="justify" draw:textarea-vertical-align="middle" draw:auto-grow-height="false" fo:min-height="4.822cm" fo:min-width="5.67cm"/>
    </style:style>
    <style:style style:name="gr28" style:family="graphic" style:parent-style-name="standard">
      <style:graphic-properties draw:textarea-horizontal-align="justify" draw:textarea-vertical-align="middle" draw:auto-grow-height="false" fo:min-height="2.07cm" fo:min-width="4.178cm" fo:wrap-option="no-wrap"/>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style:text-autospace="none"/>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writing-mode="lr-tb"/>
    </style:style>
    <style:style style:name="P6" style:family="paragraph">
      <loext:graphic-properties draw:fill="none" draw:fill-color="#ffffff"/>
      <style:paragraph-properties style:writing-mode="lr-tb"/>
      <style:text-properties fo:font-size="48pt" fo:text-shadow="1pt 1pt" style:text-underline-style="solid" style:text-underline-width="auto" style:text-underline-color="font-color" style:font-size-asian="18pt" style:font-size-complex="18pt"/>
    </style:style>
    <style:style style:name="T1"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 style:family="text">
      <style:text-properties fo:color="#127622" loext:opacity="100%" fo:font-size="24pt" style:font-size-asian="18pt" style:font-size-complex="18pt"/>
    </style:style>
    <style:style style:name="T3" style:family="text">
      <style:text-properties fo:font-size="18pt" style:font-size-asian="18pt" style:font-size-complex="18pt"/>
    </style:style>
    <style:style style:name="T4" style:family="text">
      <style:text-properties fo:font-size="48pt" fo:text-shadow="1pt 1pt" style:text-underline-style="soli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2" draw:id="id2" draw:layer="layout" svg:width="3.3cm" svg:height="5.85cm" svg:x="30.4cm" svg:y="13.3cm">
          <draw:text-box>
            <text:p>RP2040</text:p>
          </draw:text-box>
          <draw:glue-point draw:id="4" svg:x="-4.696cm" svg:y="-2.692cm"/>
          <draw:glue-point draw:id="5" svg:x="-5cm" svg:y="3.119cm"/>
        </draw:frame>
        <draw:frame draw:style-name="gr2" draw:text-style-name="P1" xml:id="id1" draw:id="id1" draw:layer="layout" svg:width="6.4cm" svg:height="2.567cm" svg:x="21.5cm" svg:y="24.133cm">
          <draw:text-box>
            <text:p text:style-name="P2"><text:span text:style-name="T1">RCRX-868-L</text:span></text:p>
            <text:p><text:span text:style-name="T2">868</text:span> MHz AM</text:p>
            <text:p>superhet receiver</text:p>
          </draw:text-box>
        </draw:frame>
        <draw:g>
          <draw:line draw:style-name="gr3" draw:text-style-name="P3" draw:layer="layout" svg:x1="20.384cm" svg:y1="25.5cm" svg:x2="20.4cm" svg:y2="23.2cm">
            <text:p/>
          </draw:line>
          <draw:line draw:style-name="gr4" draw:text-style-name="P3" draw:layer="layout" svg:x1="20.3cm" svg:y1="25.5cm" svg:x2="21.4cm" svg:y2="25.5cm">
            <text:p/>
          </draw:line>
        </draw:g>
        <draw:connector draw:style-name="gr5" draw:text-style-name="P4" draw:layer="layout" draw:line-skew="-0.25cm" svg:x1="27.9cm" svg:y1="25.416cm" svg:x2="30.4cm" svg:y2="18.049cm" draw:start-shape="id1" draw:start-glue-point="1" draw:end-shape="id2" draw:end-glue-point="5" svg:d="M27900 25416h1000v-7367h1500" svg:viewBox="0 0 2501 7368">
          <text:p/>
        </draw:connector>
        <draw:frame draw:style-name="gr6" draw:text-style-name="P1" xml:id="id4" draw:id="id4" draw:layer="layout" svg:width="3.1cm" svg:height="2.45cm" svg:x="30.5cm" svg:y="21.55cm">
          <draw:text-box>
            <text:p>BME280</text:p>
          </draw:text-box>
        </draw:frame>
        <draw:frame draw:style-name="gr7" draw:text-style-name="P1" xml:id="id3" draw:id="id3" draw:layer="layout" svg:width="6.4cm" svg:height="2.617cm" svg:x="21cm" svg:y="10.483cm">
          <draw:text-box>
            <text:p><text:span text:style-name="T3">AM-RX9-433P</text:span></text:p>
            <text:p><text:span text:style-name="T2">433</text:span> MHz AM</text:p>
            <text:p>superhet receiver</text:p>
          </draw:text-box>
        </draw:frame>
        <draw:g>
          <draw:line draw:style-name="gr3" draw:text-style-name="P3" draw:layer="layout" svg:x1="19.9cm" svg:y1="11.918cm" svg:x2="19.915cm" svg:y2="10.1cm">
            <text:p/>
          </draw:line>
          <draw:line draw:style-name="gr4" draw:text-style-name="P3" draw:layer="layout" svg:x1="19.914cm" svg:y1="11.927cm" svg:x2="20.914cm" svg:y2="11.927cm">
            <text:p/>
          </draw:line>
        </draw:g>
        <draw:connector draw:style-name="gr8" draw:text-style-name="P4" draw:layer="layout" svg:x1="32.251cm" svg:y1="7.937cm" svg:x2="32.251cm" svg:y2="7.993cm" svg:d="M32251 7937v56" svg:viewBox="0 0 1 57">
          <text:p/>
        </draw:connector>
        <draw:frame draw:style-name="gr9" draw:text-style-name="P1" draw:layer="layout" svg:width="1.7cm" svg:height="0.95cm" svg:x="32.4cm" svg:y="20cm">
          <draw:text-box>
            <text:p>SPI</text:p>
          </draw:text-box>
        </draw:frame>
        <draw:frame draw:style-name="gr10" draw:text-style-name="P1" draw:layer="layout" svg:width="4cm" svg:height="3.1cm" svg:x="33.9cm" svg:y="23.1cm">
          <draw:text-box>
            <text:p>Indoor temp, humidity, <text:s/>pressure</text:p>
          </draw:text-box>
        </draw:frame>
        <draw:g>
          <draw:g>
            <draw:line draw:style-name="gr11" draw:text-style-name="P3" draw:layer="layout" svg:x1="7.139cm" svg:y1="4.1cm" svg:x2="8.1cm" svg:y2="4.1cm">
              <text:p/>
            </draw:line>
            <draw:line draw:style-name="gr12" draw:text-style-name="P3" draw:layer="layout" svg:x1="7.984cm" svg:y1="4.122cm" svg:x2="7.984cm" svg:y2="2.433cm">
              <text:p/>
            </draw:line>
          </draw:g>
          <draw:frame draw:style-name="gr13" draw:text-style-name="P1" draw:layer="layout" svg:width="2.766cm" svg:height="0.988cm" svg:x="4.318cm" svg:y="3.615cm">
            <draw:text-box>
              <text:p>F007TP</text:p>
            </draw:text-box>
          </draw:frame>
          <draw:frame draw:style-name="gr14" draw:text-style-name="P1" draw:layer="layout" svg:width="6.6cm" svg:height="1.15cm" svg:x="1.5cm" svg:y="4.525cm">
            <draw:text-box>
              <text:p>Front garden temp</text:p>
            </draw:text-box>
          </draw:frame>
        </draw:g>
        <draw:g>
          <draw:frame draw:style-name="gr13" draw:text-style-name="P1" draw:layer="layout" svg:width="2.766cm" svg:height="0.988cm" svg:x="4.434cm" svg:y="7.082cm">
            <draw:text-box>
              <text:p>F007TP</text:p>
            </draw:text-box>
          </draw:frame>
          <draw:g>
            <draw:line draw:style-name="gr11" draw:text-style-name="P3" draw:layer="layout" svg:x1="7.216cm" svg:y1="7.651cm" svg:x2="8.177cm" svg:y2="7.651cm">
              <text:p/>
            </draw:line>
            <draw:line draw:style-name="gr12" draw:text-style-name="P3" draw:layer="layout" svg:x1="8.1cm" svg:y1="7.689cm" svg:x2="8.1cm" svg:y2="6cm">
              <text:p/>
            </draw:line>
          </draw:g>
          <draw:frame draw:style-name="gr14" draw:text-style-name="P1" draw:layer="layout" svg:width="6.6cm" svg:height="1.15cm" svg:x="1.016cm" svg:y="8.092cm">
            <draw:text-box>
              <text:p>Garage temp</text:p>
            </draw:text-box>
          </draw:frame>
        </draw:g>
        <draw:g>
          <draw:frame draw:style-name="gr15" draw:text-style-name="P1" draw:layer="layout" svg:width="2.766cm" svg:height="1.045cm" svg:x="4.35cm" svg:y="10.225cm">
            <draw:text-box>
              <text:p>F007TP</text:p>
            </draw:text-box>
          </draw:frame>
          <draw:g>
            <draw:line draw:style-name="gr11" draw:text-style-name="P3" draw:layer="layout" svg:x1="7.039cm" svg:y1="10.8cm" svg:x2="8cm" svg:y2="10.8cm">
              <text:p/>
            </draw:line>
            <draw:line draw:style-name="gr12" draw:text-style-name="P3" draw:layer="layout" svg:x1="8cm" svg:y1="10.789cm" svg:x2="8cm" svg:y2="9.1cm">
              <text:p/>
            </draw:line>
          </draw:g>
          <draw:frame draw:style-name="gr14" draw:text-style-name="P1" draw:layer="layout" svg:width="6.6cm" svg:height="1.15cm" svg:x="0.716cm" svg:y="11.225cm">
            <draw:text-box>
              <text:p>Attic temp</text:p>
            </draw:text-box>
          </draw:frame>
        </draw:g>
        <draw:line draw:style-name="gr11" draw:text-style-name="P3" draw:layer="layout" svg:x1="7.2cm" svg:y1="13.9cm" svg:x2="8.161cm" svg:y2="13.9cm">
          <text:p/>
        </draw:line>
        <draw:g>
          <draw:frame draw:style-name="gr13" draw:text-style-name="P1" draw:layer="layout" svg:width="2.766cm" svg:height="0.988cm" svg:x="4.418cm" svg:y="13.315cm">
            <draw:text-box>
              <text:p>F007TP</text:p>
            </draw:text-box>
          </draw:frame>
          <draw:line draw:style-name="gr12" draw:text-style-name="P3" draw:layer="layout" svg:x1="8.084cm" svg:y1="13.922cm" svg:x2="8.084cm" svg:y2="12.233cm">
            <text:p/>
          </draw:line>
          <draw:frame draw:style-name="gr14" draw:text-style-name="P1" draw:layer="layout" svg:width="6.6cm" svg:height="1.15cm" svg:x="1.2cm" svg:y="14.425cm">
            <draw:text-box>
              <text:p>Fridge temp</text:p>
            </draw:text-box>
          </draw:frame>
        </draw:g>
        <draw:g>
          <draw:frame draw:style-name="gr13" draw:text-style-name="P1" draw:layer="layout" svg:width="2.766cm" svg:height="0.988cm" svg:x="4.318cm" svg:y="16.625cm">
            <draw:text-box>
              <text:p>F007TP</text:p>
            </draw:text-box>
          </draw:frame>
          <draw:g>
            <draw:line draw:style-name="gr11" draw:text-style-name="P3" draw:layer="layout" svg:x1="7.1cm" svg:y1="17.1cm" svg:x2="8.061cm" svg:y2="17.1cm">
              <text:p/>
            </draw:line>
            <draw:line draw:style-name="gr12" draw:text-style-name="P3" draw:layer="layout" svg:x1="7.984cm" svg:y1="17.089cm" svg:x2="7.984cm" svg:y2="15.4cm">
              <text:p/>
            </draw:line>
          </draw:g>
          <draw:frame draw:style-name="gr14" draw:text-style-name="P1" draw:layer="layout" svg:width="6.6cm" svg:height="1.15cm" svg:x="1.4cm" svg:y="17.568cm">
            <draw:text-box>
              <text:p>Freezer temp</text:p>
            </draw:text-box>
          </draw:frame>
        </draw:g>
        <draw:frame draw:style-name="gr16" draw:text-style-name="P1" draw:layer="layout" svg:width="4.4cm" svg:height="1.95cm" svg:x="2.8cm" svg:y="22.025cm">
          <draw:text-box>
            <text:p>WH1080</text:p>
          </draw:text-box>
        </draw:frame>
        <draw:line draw:style-name="gr11" draw:text-style-name="P3" draw:layer="layout" svg:x1="7.2cm" svg:y1="23cm" svg:x2="8.161cm" svg:y2="23cm">
          <text:p/>
        </draw:line>
        <draw:line draw:style-name="gr12" draw:text-style-name="P3" draw:layer="layout" svg:x1="8.084cm" svg:y1="23.022cm" svg:x2="8.084cm" svg:y2="21.333cm">
          <text:p/>
        </draw:line>
        <draw:frame draw:style-name="gr17" draw:text-style-name="P1" draw:layer="layout" svg:width="11cm" svg:height="2.334cm" svg:x="1.3cm" svg:y="24.266cm">
          <draw:text-box>
            <text:p>Back garden temp, humidity, rain, wind speed/direction, DFC77 time</text:p>
          </draw:text-box>
        </draw:frame>
        <draw:custom-shape draw:style-name="gr18" draw:text-style-name="P4" draw:layer="layout" svg:width="8.576cm" svg:height="17.9cm" svg:x="1.728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5" draw:layer="layout" svg:width="13.823cm" svg:height="6.5cm" draw:transform="skewX (-0.0171042266695444) translate (11.1cm 2.2cm)">
          <text:p text:style-name="P5">5 * F007T temperature sensors</text:p>
          <text:p text:style-name="P5">with 433 MHz transmitters using</text:p>
          <text:p text:style-name="P5">Amplitude Modulated OOK 500us min pulse</text:p>
          <text:p text:style-name="P5">Manchester encoded 10 bit preamble,</text:p>
          <text:p text:style-name="P5">5 byte payload, 1 byte LFSR checksum.</text:p>
          <text:p text:style-name="P5">Message rate 60s and each repeated 3 times</text:p>
          <draw:enhanced-geometry svg:viewBox="0 0 21600 21600" draw:mirror-horizontal="false" draw:mirror-vertical="false" draw:text-areas="800 800 20800 20800" draw:type="round-rectangular-callout" draw:modifiers="-1285.9375 26730.0415320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 draw:layer="layout" svg:width="7.5cm" svg:height="4.1cm" svg:x="1.7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3.6cm" svg:height="6.8cm" svg:x="10.6cm" svg:y="14.5cm">
          <text:p text:style-name="P5">1 * WH1080 weather station</text:p>
          <text:p text:style-name="P5">with 868 MHz transmitter using</text:p>
          <text:p text:style-name="P5">Amplitude Modulated OOK/PWM</text:p>
          <text:p text:style-name="P5">1=0.5ms pulse,0=1.5ms pulse,gap=1.0ms,</text:p>
          <text:p text:style-name="P5">7 bit preamble, 9 byte payload,</text:p>
          <text:p text:style-name="P5">1 byte CRC. Message rate 48s.</text:p>
          <text:p text:style-name="P5">At around 21:00 messages are replaced by</text:p>
          <text:p text:style-name="P5">DFC77 messages for about 15 mins</text:p>
          <draw:enhanced-geometry svg:viewBox="0 0 21600 21600" draw:mirror-horizontal="false" draw:mirror-vertical="false" draw:text-areas="800 800 20800 20800" draw:type="round-rectangular-callout" draw:modifiers="-2545.7539886773 23026.02558447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6" draw:layer="layout" svg:width="15.2cm" svg:height="3.985cm" svg:x="25.9cm" svg:y="1.725cm">
          <draw:text-box>
            <text:p><text:span text:style-name="T4">RF and Sensor System Overview</text:span></text:p>
          </draw:text-box>
        </draw:frame>
        <draw:frame draw:style-name="gr23" draw:text-style-name="P1" draw:layer="layout" svg:width="9.7cm" svg:height="1.05cm" svg:x="16.8cm" svg:y="8.525cm">
          <draw:text-box>
            <text:p>(pulse times are approximate)</text:p>
          </draw:text-box>
        </draw:frame>
        <draw:frame draw:style-name="gr23" draw:text-style-name="P1" draw:layer="layout" svg:width="9.7cm" svg:height="1.05cm" svg:x="16.8cm" svg:y="21.125cm">
          <draw:text-box>
            <text:p>(pulse times are approximate)</text:p>
          </draw:text-box>
        </draw:frame>
        <draw:connector draw:style-name="gr24" draw:text-style-name="P4" draw:layer="layout" draw:line-skew="0.1cm" svg:x1="27.4cm" svg:y1="11.791cm" svg:x2="30.501cm" svg:y2="14.651cm" draw:start-shape="id3" draw:start-glue-point="1" draw:end-shape="id2" draw:end-glue-point="4" svg:d="M27400 11791h1600v2860h1501" svg:viewBox="0 0 3102 2861">
          <text:p/>
        </draw:connector>
        <draw:connector draw:style-name="gr25" draw:text-style-name="P4" draw:layer="layout" svg:x1="32.05cm" svg:y1="21.55cm" svg:x2="32.05cm" svg:y2="19.15cm" draw:start-shape="id4" draw:start-glue-point="0" draw:end-shape="id2" draw:end-glue-point="2" svg:d="M32050 21550v-2400" svg:viewBox="0 0 1 2401">
          <text:p/>
        </draw:connector>
        <draw:connector draw:style-name="gr26" draw:text-style-name="P4" draw:layer="layout" svg:x1="33.7cm" svg:y1="16.225cm" svg:x2="36.548cm" svg:y2="16.199cm" draw:start-shape="id2" draw:start-glue-point="1" svg:d="M33700 16225h1675v-26h1173" svg:viewBox="0 0 2849 27">
          <text:p/>
        </draw:connector>
        <draw:frame draw:style-name="gr9" draw:text-style-name="P1" draw:layer="layout" svg:width="2.5cm" svg:height="0.95cm" svg:x="34.7cm" svg:y="16.85cm">
          <draw:text-box>
            <text:p>RS232</text:p>
          </draw:text-box>
        </draw:frame>
        <draw:custom-shape draw:style-name="gr27" draw:text-style-name="P4" draw:layer="layout" svg:width="8.3cm" svg:height="7.1cm" svg:x="29.9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6.7cm" svg:height="3.5cm" svg:x="34.3cm" svg:y="18.5cm">
          <text:p text:style-name="P4">TO DO</text:p>
          <text:p text:style-name="P4">(NOT BOUGHT YET!)</text:p>
          <draw:enhanced-geometry svg:viewBox="0 0 21600 21600" draw:text-areas="3000 3320 17110 17330" draw:type="cloud-callout" draw:modifiers="-1576.24235188778 26029.8200514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9" draw:text-style-name="P1" draw:layer="layout" svg:width="2.5cm" svg:height="0.95cm" svg:x="26.9cm" svg:y="14.05cm">
          <draw:text-box>
            <text:p>GPIO</text:p>
          </draw:text-box>
        </draw:frame>
        <draw:frame draw:style-name="gr9" draw:text-style-name="P1" draw:layer="layout" svg:width="2.5cm" svg:height="0.95cm" svg:x="26.7cm" svg:y="17.55cm">
          <draw:text-box>
            <text:p>GPIO</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CF_20_Many" draw:display-name="CF Many" svg:viewBox="0 0 3000 3000" svg:d="M1500 3000l1500-2789v-211h-114l-1286 2392v-2392h-200v2392l-1286-2392h-114v211z"/>
    <draw:marker draw:name="Rounded_20_short_20_Arrow" draw:display-name="Rounded short Arrow" svg:viewBox="0 0 1013 1130" svg:d="M1009 1050l-449-1008-22-30-29-12-34 12-21 26-449 1012-5 13v8l5 21 12 21 17 13 21 4h903l21-4 21-13 9-21 4-21v-8z"/>
    <draw:marker draw:name="Triangle"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729fcf"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draw:marker-start-width="0.2cm" draw:marker-end="CF_20_Many" draw:marker-end-width="0.8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4-06T11:46:37.065000000</meta:creation-date>
    <dc:date>2021-06-13T12:15:33.967000000</dc:date>
    <meta:editing-duration>PT1H8M7S</meta:editing-duration>
    <meta:editing-cycles>7</meta:editing-cycles>
    <meta:generator>LibreOffice/7.0.5.2$Windows_X86_64 LibreOffice_project/64390860c6cd0aca4beafafcfd84613dd9dfb63a</meta:generator>
    <meta:document-statistic meta:object-count="62"/>
  </office:meta>
</office:document-meta>
</file>